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08d7" officeooo:paragraph-rsid="000808d7"/>
    </style:style>
    <style:style style:name="P2" style:family="paragraph" style:parent-style-name="Standard">
      <style:text-properties officeooo:paragraph-rsid="000808d7"/>
    </style:style>
    <style:style style:name="P3" style:family="paragraph" style:parent-style-name="Standard">
      <style:text-properties fo:font-size="14pt" officeooo:rsid="000808d7" officeooo:paragraph-rsid="000808d7" style:font-size-asian="14pt" style:font-size-complex="14pt"/>
    </style:style>
    <style:style style:name="P4" style:family="paragraph" style:parent-style-name="Standard">
      <style:text-properties fo:font-size="12pt" fo:font-weight="bold" officeooo:rsid="000808d7" officeooo:paragraph-rsid="000808d7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officeooo:rsid="000808d7" officeooo:paragraph-rsid="000808d7" style:font-weight-asian="bold" style:font-weight-complex="bold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officeooo:paragraph-rsid="000b9d70"/>
    </style:style>
    <style:style style:name="T1" style:family="text">
      <style:text-properties officeooo:rsid="0006c4c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Точечная оценка. Метод моментов</text:p>
      <text:p text:style-name="P2"/>
      <text:p text:style-name="P2"><draw:frame draw:style-name="fr1" draw:name="Объект1" text:anchor-type="as-char" svg:y="-0.393cm" svg:width="3.046cm" svg:height="0.501cm" draw:z-index="8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Объект2" text:anchor-type="as-char" svg:y="-0.377cm" svg:width="1.452cm" svg:height="0.469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, <draw:frame draw:style-name="fr1" draw:name="Объект3" text:anchor-type="as-char" svg:y="-0.377cm" svg:width="1.235cm" svg:height="0.469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-<text:span text:style-name="T1">оценка параметра распределения</text:span></text:p>
      <text:p text:style-name="Standard"><draw:frame draw:style-name="fr1" draw:name="Объект4" text:anchor-type="as-char" svg:y="-0.377cm" svg:width="1.916cm" svg:height="0.485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><draw:frame draw:style-name="fr1" draw:name="Объект5" text:anchor-type="as-char" svg:y="-0.743cm" svg:width="9.98cm" svg:height="1.198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"/>
      <text:p text:style-name="P7"><draw:frame draw:style-name="fr1" draw:name="Объект6" text:anchor-type="as-char" svg:y="-0.619cm" svg:width="1.607cm" svg:height="0.998cm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1" draw:name="Объект7" text:anchor-type="as-char" svg:y="-0.377cm" svg:width="2.581cm" svg:height="0.485cm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><draw:frame draw:style-name="fr1" draw:name="Объект8" text:anchor-type="as-char" svg:y="-0.377cm" svg:width="2.94cm" svg:height="0.48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Standard"><draw:frame draw:style-name="fr1" draw:name="Объект9" text:anchor-type="as-char" svg:y="-0.637cm" svg:width="1.903cm" svg:height="1.032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Standard"/>
      <text:p text:style-name="P1">подставляя значение среднего выборки, получаем</text:p>
      <text:p text:style-name="P1"><draw:frame draw:style-name="fr1" draw:name="Объект10" text:anchor-type="as-char" svg:y="-0.637cm" svg:width="1.903cm" svg:height="1.032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">Объем выборки <text:s text:c="9"/>48</text:p>
      <text:p text:style-name="P1">Среднее <text:s text:c="22"/>0.589</text:p>
      <text:p text:style-name="P1"><draw:frame draw:style-name="fr1" draw:name="Объект11" text:anchor-type="as-char" svg:y="-0.429cm" svg:width="0.423cm" svg:height="0.453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 <text:s text:c="27"/>0.434</text:p>
      <text:p text:style-name="P3"/>
      <text:p text:style-name="P4">Задание 2 раздела 3</text:p>
      <text:p text:style-name="P4">Интервальная оценка для среднего значения нормального распределения</text:p>
      <text:p text:style-name="P1"/>
      <text:p text:style-name="P1">Объем выборки <text:s text:c="31"/>35</text:p>
      <text:p text:style-name="P1">Выборочное среднее <text:s text:c="22"/>11.031</text:p>
      <text:p text:style-name="P1">Стандартная ошибка среднего <text:s text:c="5"/>0.90185</text:p>
      <text:p text:style-name="P1">Нижняя граница <text:s text:c="28"/>8.829876</text:p>
      <text:p text:style-name="P1">Квантиль <text:s text:c="40"/>2.441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7:42:24.129000000</meta:creation-date>
    <dc:date>2016-12-01T07:57:11.950000000</dc:date>
    <meta:editing-duration>PT1M21S</meta:editing-duration>
    <meta:editing-cycles>2</meta:editing-cycles>
    <meta:generator>LibreOffice/5.1.4.2$Windows_x86 LibreOffice_project/f99d75f39f1c57ebdd7ffc5f42867c12031db97a</meta:generator>
    <meta:document-statistic meta:table-count="0" meta:image-count="0" meta:object-count="11" meta:page-count="1" meta:paragraph-count="20" meta:word-count="46" meta:character-count="532" meta:non-whitespace-character-count="31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row>
          <mo fence="true" stretchy="false">(</mo>
          <mrow>
            <mrow>
              <mi mathvariant="normal">θ</mi>
              <mo stretchy="false">+</mo>
              <mn>1</mn>
            </mrow>
          </mrow>
          <mo fence="true" stretchy="false">)</mo>
        </mrow>
      </mrow>
      <msup>
        <mi>x</mi>
        <mi mathvariant="normal">θ</mi>
      </msup>
    </mrow>
    <annotation encoding="StarMath 5.0">f(x  divides  %theta   )=( %theta+1 )x^%theta</annotation>
  </semantics>
</math>
</file>

<file path=Object 10/content.xml><?xml version="1.0" encoding="utf-8"?>
<math xmlns="http://www.w3.org/1998/Math/MathML" display="block">
  <semantics>
    <mrow>
      <mover accent="true">
        <mi mathvariant="normal">θ</mi>
        <mo stretchy="false">^</mo>
      </mover>
      <mo stretchy="false">=</mo>
      <mfrac>
        <mrow>
          <mn>2</mn>
          <mrow>
            <mover accent="true">
              <mi mathvariant="normal">μ</mi>
              <mo stretchy="false">^</mo>
            </mover>
            <mo stretchy="false">−</mo>
            <mn>1</mn>
          </mrow>
        </mrow>
        <mrow>
          <mn>1</mn>
          <mo stretchy="false">−</mo>
          <mover accent="true">
            <mi mathvariant="normal">μ</mi>
            <mo stretchy="false">^</mo>
          </mover>
        </mrow>
      </mfrac>
    </mrow>
    <annotation encoding="StarMath 5.0">hat %theta={ 2 hat %mu -1} over { 1- hat %mu }</annotation>
  </semantics>
</math>
</file>

<file path=Object 11/content.xml><?xml version="1.0" encoding="utf-8"?>
<math xmlns="http://www.w3.org/1998/Math/MathML" display="block">
  <semantics>
    <mover accent="true">
      <mi mathvariant="normal">θ</mi>
      <mo stretchy="false">^</mo>
    </mover>
    <annotation encoding="StarMath 5.0">hat %theta</annotation>
  </semantics>
</math>
</file>

<file path=Object 2/content.xml><?xml version="1.0" encoding="utf-8"?>
<math xmlns="http://www.w3.org/1998/Math/MathML" display="block">
  <semantics>
    <mrow>
      <mn>0</mn>
      <mo stretchy="false">&lt;</mo>
      <mi>x</mi>
      <mo stretchy="false">&lt;</mo>
      <mn>1</mn>
    </mrow>
    <annotation encoding="StarMath 5.0">0&lt;x&lt;1</annotation>
  </semantics>
</math>
</file>

<file path=Object 3/content.xml><?xml version="1.0" encoding="utf-8"?>
<math xmlns="http://www.w3.org/1998/Math/MathML" display="block">
  <semantics>
    <mrow>
      <mi mathvariant="normal">θ</mi>
      <mo stretchy="false">&gt;</mo>
      <mrow>
        <mo stretchy="false">−</mo>
        <mn>1</mn>
      </mrow>
    </mrow>
    <annotation encoding="StarMath 5.0">%theta&gt;-1</annotation>
  </semantics>
</math>
</file>

<file path=Object 4/content.xml><?xml version="1.0" encoding="utf-8"?>
<math xmlns="http://www.w3.org/1998/Math/MathML" display="block">
  <semantics>
    <mrow>
      <mi>E</mi>
      <mrow>
        <mi mathvariant="normal">ξ</mi>
        <mo stretchy="false">∼</mo>
        <mi>g</mi>
      </mrow>
      <mrow>
        <mo fence="true" stretchy="false">(</mo>
        <mrow>
          <mi mathvariant="normal">θ</mi>
        </mrow>
        <mo fence="true" stretchy="false">)</mo>
      </mrow>
    </mrow>
    <annotation encoding="StarMath 5.0">E %xi  sim g( %theta ) </annotation>
  </semantics>
</math>
</file>

<file path=Object 5/content.xml><?xml version="1.0" encoding="utf-8"?>
<math xmlns="http://www.w3.org/1998/Math/MathML" display="block">
  <semantics>
    <mrow>
      <mi>E</mi>
      <mrow>
        <mi mathvariant="normal">ξ</mi>
        <mo stretchy="false">=</mo>
        <mrow>
          <munderover>
            <mo stretchy="false">∫</mo>
            <mn>0</mn>
            <mn>1</mn>
          </munderover>
          <mrow>
            <mo fence="true" stretchy="false">(</mo>
            <mrow>
              <mrow>
                <mi mathvariant="normal">θ</mi>
                <mo stretchy="false">+</mo>
                <mn>1</mn>
              </mrow>
            </mrow>
            <mo fence="true" stretchy="false">)</mo>
          </mrow>
        </mrow>
      </mrow>
      <msup>
        <mi>x</mi>
        <mi mathvariant="normal">θ</mi>
      </msup>
      <mi>x</mi>
      <mrow>
        <mi mathvariant="italic">dx</mi>
        <mo stretchy="false">=</mo>
        <mrow>
          <munderover>
            <mo stretchy="false">∫</mo>
            <mn>0</mn>
            <mn>1</mn>
          </munderover>
          <mrow>
            <mo fence="true" stretchy="false">(</mo>
            <mrow>
              <mrow>
                <mi mathvariant="normal">θ</mi>
                <mo stretchy="false">+</mo>
                <mn>1</mn>
              </mrow>
            </mrow>
            <mo fence="true" stretchy="false">)</mo>
          </mrow>
        </mrow>
      </mrow>
      <msup>
        <mi>x</mi>
        <mrow>
          <mi mathvariant="normal">θ</mi>
          <mo stretchy="false">+</mo>
          <mn>1</mn>
        </mrow>
      </msup>
      <mrow>
        <mi mathvariant="italic">dx</mi>
        <mo stretchy="false">=</mo>
        <mfrac>
          <mrow>
            <mi mathvariant="normal">θ</mi>
            <mo stretchy="false">+</mo>
            <mn>1</mn>
          </mrow>
          <mrow>
            <mi mathvariant="normal">θ</mi>
            <mo stretchy="false">+</mo>
            <mn>2</mn>
          </mrow>
        </mfrac>
      </mrow>
      <msup>
        <mi>x</mi>
        <mrow>
          <mi mathvariant="normal">θ</mi>
          <mo stretchy="false">+</mo>
          <mn>1</mn>
        </mrow>
      </msup>
      <mrow>
        <mrow>
          <mo fence="true" stretchy="true">|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  <mo stretchy="false">=</mo>
        <mfrac>
          <mrow>
            <mi mathvariant="normal">θ</mi>
            <mo stretchy="false">+</mo>
            <mn>1</mn>
          </mrow>
          <mrow>
            <mi mathvariant="normal">θ</mi>
            <mo stretchy="false">+</mo>
            <mn>2</mn>
          </mrow>
        </mfrac>
      </mrow>
    </mrow>
    <annotation encoding="StarMath 5.0">E%xi=int from 0 to 1 ( %theta+1 )x^%theta x dx = int from 0 to 1 ( %theta+1 )x^{ %theta+1 }dx={ %theta+1 } over { %theta +2 }x^{%theta+1}  left lline binom {1}{0} right none={ %theta+1 } over { %theta+2 }</annotation>
  </semantics>
</math>
</file>

<file path=Object 6/content.xml><?xml version="1.0" encoding="utf-8"?>
<math xmlns="http://www.w3.org/1998/Math/MathML" display="block">
  <semantics>
    <mrow>
      <mfrac>
        <mrow>
          <mi mathvariant="normal">θ</mi>
          <mo stretchy="false">+</mo>
          <mn>1</mn>
        </mrow>
        <mrow>
          <mi mathvariant="normal">θ</mi>
          <mo stretchy="false">+</mo>
          <mn>2</mn>
        </mrow>
      </mfrac>
      <mo stretchy="false">=</mo>
      <mi mathvariant="normal">μ</mi>
    </mrow>
    <annotation encoding="StarMath 5.0">{ %theta+1 } over { %theta+2 } = %mu

</annotation>
  </semantics>
</math>
</file>

<file path=Object 7/content.xml><?xml version="1.0" encoding="utf-8"?>
<math xmlns="http://www.w3.org/1998/Math/MathML" display="block">
  <semantics>
    <mrow>
      <mrow>
        <mrow>
          <mi mathvariant="normal">θ</mi>
          <mo stretchy="false">+</mo>
          <mn>1</mn>
        </mrow>
        <mo stretchy="false">=</mo>
        <mi mathvariant="normal">μ</mi>
      </mrow>
      <mrow>
        <mi mathvariant="normal">θ</mi>
        <mo stretchy="false">+</mo>
        <mn>2</mn>
      </mrow>
      <mi mathvariant="normal">μ</mi>
    </mrow>
    <annotation encoding="StarMath 5.0">%theta+1=%mu%theta+2%mu
</annotation>
  </semantics>
</math>
</file>

<file path=Object 8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row>
              <mn>1</mn>
              <mo stretchy="false">−</mo>
              <mi mathvariant="normal">μ</mi>
            </mrow>
          </mrow>
          <mo fence="true" stretchy="false">)</mo>
        </mrow>
        <mo stretchy="false">=</mo>
        <mn>2</mn>
      </mrow>
      <mrow>
        <mi mathvariant="normal">μ</mi>
        <mo stretchy="false">−</mo>
        <mn>1</mn>
      </mrow>
    </mrow>
    <annotation encoding="StarMath 5.0">%theta( 1-%mu )=2%mu-1
</annotation>
  </semantics>
</math>
</file>

<file path=Object 9/content.xml><?xml version="1.0" encoding="utf-8"?>
<math xmlns="http://www.w3.org/1998/Math/MathML" display="block">
  <semantics>
    <mrow>
      <mi mathvariant="normal">θ</mi>
      <mo stretchy="false">=</mo>
      <mfrac>
        <mrow>
          <mn>2</mn>
          <mrow>
            <mi mathvariant="normal">μ</mi>
            <mo stretchy="false">−</mo>
            <mn>1</mn>
          </mrow>
        </mrow>
        <mrow>
          <mn>1</mn>
          <mo stretchy="false">−</mo>
          <mi mathvariant="normal">μ</mi>
        </mrow>
      </mfrac>
    </mrow>
    <annotation encoding="StarMath 5.0">%theta={2%mu-1} over { 1-%mu}</annotation>
  </semantics>
</math>
</file>